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4bc8b3" officeooo:paragraph-rsid="004bc8b3"/>
    </style:style>
    <style:style style:name="P2" style:family="paragraph" style:parent-style-name="Text_20_body">
      <style:text-properties officeooo:rsid="00805a69" officeooo:paragraph-rsid="00805a69"/>
    </style:style>
    <style:style style:name="P3" style:family="paragraph" style:parent-style-name="Text_20_body">
      <style:text-properties officeooo:rsid="0082f00c" officeooo:paragraph-rsid="008510a0"/>
    </style:style>
    <style:style style:name="P4" style:family="paragraph" style:parent-style-name="Text_20_body">
      <style:text-properties officeooo:rsid="008ed1f2" officeooo:paragraph-rsid="008ed1f2"/>
    </style:style>
    <style:style style:name="P5" style:family="paragraph" style:parent-style-name="Command">
      <style:text-properties officeooo:rsid="00829172" officeooo:paragraph-rsid="00829172"/>
    </style:style>
    <style:style style:name="P6" style:family="paragraph" style:parent-style-name="Command">
      <style:text-properties officeooo:rsid="00829172" officeooo:paragraph-rsid="00834ddc"/>
    </style:style>
    <style:style style:name="P7" style:family="paragraph" style:parent-style-name="Title">
      <style:text-properties officeooo:paragraph-rsid="0089cc64"/>
    </style:style>
    <style:style style:name="P8" style:family="paragraph" style:parent-style-name="Text_20_body">
      <style:text-properties officeooo:rsid="00834ddc" officeooo:paragraph-rsid="00834ddc"/>
    </style:style>
    <style:style style:name="P9" style:family="paragraph" style:parent-style-name="Text_20_body">
      <style:text-properties officeooo:rsid="008ed1f2" officeooo:paragraph-rsid="00834ddc"/>
    </style:style>
    <style:style style:name="P10" style:family="paragraph" style:parent-style-name="Heading_20_1">
      <style:text-properties officeooo:rsid="0026b12e"/>
    </style:style>
    <style:style style:name="T1" style:family="text">
      <style:text-properties fo:font-style="italic" officeooo:rsid="00834ddc" style:font-style-asian="italic" style:font-style-complex="italic"/>
    </style:style>
    <style:style style:name="T2" style:family="text">
      <style:text-properties fo:font-style="italic" officeooo:rsid="008510a0" style:font-style-asian="italic" style:font-style-complex="italic"/>
    </style:style>
    <style:style style:name="T3" style:family="text">
      <style:text-properties fo:font-style="normal" officeooo:rsid="008510a0" style:font-style-asian="normal" style:font-style-complex="normal"/>
    </style:style>
    <style:style style:name="T4" style:family="text">
      <style:text-properties officeooo:rsid="0080b8ea"/>
    </style:style>
    <style:style style:name="T5" style:family="text">
      <style:text-properties officeooo:rsid="0082f00c"/>
    </style:style>
    <style:style style:name="T6" style:family="text">
      <style:text-properties officeooo:rsid="00834ddc"/>
    </style:style>
    <style:style style:name="T7" style:family="text">
      <style:text-properties officeooo:rsid="008510a0"/>
    </style:style>
    <style:style style:name="T8" style:family="text">
      <style:text-properties officeooo:rsid="0085c25c"/>
    </style:style>
    <style:style style:name="T9" style:family="text">
      <style:text-properties officeooo:rsid="0089cc64"/>
    </style:style>
    <style:style style:name="T10" style:family="text">
      <style:text-properties officeooo:rsid="008ed1f2"/>
    </style:style>
    <style:style style:name="T11" style:family="text">
      <style:text-properties officeooo:rsid="00915f8d"/>
    </style:style>
    <style:style style:name="T12" style:family="text">
      <style:text-properties officeooo:rsid="009434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uma KYUM Example</text:p>
      <text:p text:style-name="Subtitle"><text:span text:style-name="T10">Advanced </text:span>Tutorial: <text:span text:style-name="T12">Paragraph Adjustments</text:span></text:p>
      <text:p text:style-name="P1"><text:span text:style-name="T8">By: Dennis Drescher (sparkycbr@gmail.com)</text:span><text:line-break/>Last Edited: <text:span text:style-name="T10">3</text:span> <text:span text:style-name="T9">March</text:span> 201<text:span text:style-name="T8">6</text:span></text:p>
      <text:h text:style-name="P10" text:outline-level="1">Introduction</text:h>
      <text:p text:style-name="Text_20_body">This document <text:span text:style-name="T10">explains ...</text:span></text:p>
      <text:h text:style-name="Heading_20_1" text:outline-level="1">Conclusion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small-caps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variant="small-caps" fo:color="#333333" fo:font-size="115%" fo:font-style="italic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" style:family="paragraph" style:parent-style-name="Text_20_body" style:class="text" style:master-page-name="">
      <style:paragraph-properties fo:margin-left="1in" fo:margin-right="0in" fo:margin-top="0in" fo:margin-bottom="0.0972in" style:contextual-spacing="false" fo:line-height="100%" fo:text-indent="-0.5in" style:auto-text-indent="false" style:page-number="auto">
        <style:tab-stops/>
      </style:paragraph-properties>
      <style:text-properties fo:color="#9900ff" style:font-name="Andale Mono" fo:font-family="'Andale Mono'" style:font-pitch="fixed" fo:font-size="8pt" fo:letter-spacing="-0.0043in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5-01-26T05:34:42.781566798</meta:creation-date>
    <dc:date>2016-03-03T08:16:18.748585228</dc:date>
    <dc:creator>Dennis Drescher</dc:creator>
    <meta:editing-duration>P22DT16H7M36S</meta:editing-duration>
    <meta:editing-cycles>76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2" meta:character-count="174" meta:non-whitespace-character-count="158"/>
  </office:meta>
</office:document-meta>
</file>